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Liberation Sans" fo:font-size="11pt" officeooo:rsid="001e4d81" officeooo:paragraph-rsid="001e4d81" style:font-size-asian="11pt" style:font-size-complex="11pt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.4366in" fo:margin-right="0in" fo:text-indent="0in" style:auto-text-indent="false" fo:background-color="transparent"/>
      <style:text-properties style:font-name="Liberation Sans" fo:font-size="11pt" officeooo:rsid="001e4d81" officeooo:paragraph-rsid="001e4d81" style:font-size-asian="11pt" style:font-size-complex="11pt"/>
    </style:style>
    <style:style style:name="P3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Liberation Sans" fo:font-size="11pt" officeooo:rsid="001e4d81" officeooo:paragraph-rsid="0022db49" style:font-size-asian="11pt" style:font-size-complex="11pt"/>
    </style:style>
    <style:style style:name="P4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Liberation Sans" fo:font-size="11pt" officeooo:rsid="001f7a92" officeooo:paragraph-rsid="001f7a92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officeooo:rsid="001c6a14" officeooo:paragraph-rsid="001c6a14"/>
    </style:style>
    <style:style style:name="P7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Liberation Sans" fo:font-size="12pt" officeooo:rsid="001f7a92" officeooo:paragraph-rsid="001f7a92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Liberation Sans" fo:font-size="12pt" officeooo:rsid="001e4d81" officeooo:paragraph-rsid="001e4d81" style:font-size-asian="12pt" style:font-size-complex="12pt"/>
    </style:style>
    <style:style style:name="P9" style:family="paragraph" style:parent-style-name="Standard">
      <style:text-properties style:font-name="Liberation Sans" fo:font-weight="bold" officeooo:rsid="0023edab" officeooo:paragraph-rsid="001c6a14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1c6a14" officeooo:paragraph-rsid="001c6a14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color="#000000" loext:opacity="100%" style:font-name="Liberation Sans" fo:font-size="12pt" fo:font-weight="normal" officeooo:rsid="001e4d81" officeooo:paragraph-rsid="001e4d81" fo:background-color="#fffffe" style:font-size-asian="12pt" style:font-size-complex="12pt"/>
    </style:style>
    <style:style style:name="P13" style:family="paragraph" style:parent-style-name="Standard">
      <style:text-properties officeooo:rsid="0023edab" officeooo:paragraph-rsid="0023edab"/>
    </style:style>
    <style:style style:name="P14" style:family="paragraph" style:parent-style-name="Text_20_body">
      <style:text-properties officeooo:rsid="0023edab" officeooo:paragraph-rsid="0023edab"/>
    </style:style>
    <style:style style:name="P15" style:family="paragraph" style:parent-style-name="Standard">
      <style:text-properties officeooo:rsid="0023edab" officeooo:paragraph-rsid="0024cf08"/>
    </style:style>
    <style:style style:name="P16" style:family="paragraph" style:parent-style-name="Text_20_body">
      <style:text-properties officeooo:rsid="0023edab" officeooo:paragraph-rsid="0024cf08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18" style:family="paragraph" style:parent-style-name="Heading_20_4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="Liberation Sans" officeooo:paragraph-rsid="0028875a"/>
    </style:style>
    <style:style style:name="P23" style:family="paragraph" style:parent-style-name="Heading_20_1">
      <style:text-properties officeooo:paragraph-rsid="0028875a"/>
    </style:style>
    <style:style style:name="P24" style:family="paragraph" style:parent-style-name="Text_20_body" style:list-style-name="L1" style:master-page-name="">
      <loext:graphic-properties draw:fill="none"/>
      <style:paragraph-properties style:page-number="auto" fo:background-color="transparent"/>
      <style:text-properties officeooo:paragraph-rsid="001e4d81"/>
    </style:style>
    <style:style style:name="P25" style:family="paragraph" style:parent-style-name="Text_20_body" style:list-style-name="L1">
      <loext:graphic-properties draw:fill="none"/>
      <style:paragraph-properties fo:background-color="transparent"/>
      <style:text-properties officeooo:paragraph-rsid="001e4d81"/>
    </style:style>
    <style:style style:name="P26" style:family="paragraph" style:parent-style-name="Text_20_body" style:list-style-name="L2">
      <style:paragraph-properties fo:margin-top="0in" fo:margin-bottom="0.0937in" style:contextual-spacing="false" fo:orphans="2" fo:widows="2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27" style:family="paragraph" style:parent-style-name="Text_20_body" style:list-style-name="L2">
      <style:paragraph-properties fo:margin-left="0in" fo:margin-right="0in" fo:margin-top="0in" fo:margin-bottom="0.0937in" style:contextual-spacing="false" fo:orphans="2" fo:widows="2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28" style:family="paragraph" style:parent-style-name="Text_20_body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1" style:family="text">
      <style:text-properties fo:font-variant="normal" fo:text-transform="none" fo:color="#212121" loext:opacity="100%" style:font-name="Liberation Sans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212121" loext:opacity="100%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121" loext:opacity="100%" style:font-name="Liberation Sans" fo:font-size="12pt" fo:letter-spacing="normal" fo:font-style="normal" fo:font-weight="normal" officeooo:rsid="001e4d81" style:font-size-asian="12pt" style:font-size-complex="12pt"/>
    </style:style>
    <style:style style:name="T4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296eaa" loext:opacity="100%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weight="bold" officeooo:rsid="001e4d81" style:font-weight-asian="bold" style:font-weight-complex="bold"/>
    </style:style>
    <style:style style:name="T7" style:family="text">
      <style:text-properties fo:font-weight="bold" officeooo:rsid="00219411" style:font-weight-asian="bold" style:font-weight-complex="bold"/>
    </style:style>
    <style:style style:name="T8" style:family="text">
      <style:text-properties fo:font-weight="bold" officeooo:rsid="0028875a" style:font-weight-asian="bold" style:font-weight-complex="bold"/>
    </style:style>
    <style:style style:name="T9" style:family="text">
      <style:text-properties officeooo:rsid="0022db4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24cf08"/>
    </style:style>
    <style:style style:name="T12" style:family="text">
      <style:text-properties officeooo:rsid="002576a3"/>
    </style:style>
    <style:style style:name="T13" style:family="text">
      <style:text-properties officeooo:rsid="00270bfc"/>
    </style:style>
    <style:style style:name="T14" style:family="text">
      <style:text-properties officeooo:rsid="00276380"/>
    </style:style>
    <style:style style:name="T15" style:family="text">
      <style:text-properties officeooo:rsid="0028875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TCR - Ciencia de <text:span text:style-name="T13">d</text:span>ato<text:span text:style-name="T13">s</text:span> </text:p>
      <text:p text:style-name="P5"><text:s/>Aprendizaje automático</text:p>
      <text:p text:style-name="P5">Conjuntos de datos <text:span text:style-name="T9">utilizados en los ejercicios</text:span></text:p>
      <text:p text:style-name="P9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668_181284573" text:style-name="Index_20_Link" text:visited-style-name="Index_20_Link">Conjunto de datos: Recetas Indias<text:tab/>1</text:a></text:p>
          <text:p text:style-name="P11"><text:a xlink:type="simple" xlink:href="#__RefHeading___Toc670_181284573" text:style-name="Index_20_Link" text:visited-style-name="Index_20_Link">Conjunto de datos: Melbourne Housing<text:tab/>1</text:a></text:p>
          <text:p text:style-name="P11"><text:a xlink:type="simple" xlink:href="#__RefHeading___Toc672_181284573" text:style-name="Index_20_Link" text:visited-style-name="Index_20_Link">Conjunto de datos: Clasificación de hongos<text:tab/>2</text:a></text:p>
          <text:p text:style-name="P11"><text:a xlink:type="simple" xlink:href="#__RefHeading___Toc674_181284573" text:style-name="Index_20_Link" text:visited-style-name="Index_20_Link">Conjunto de datos: The Boston Housing<text:tab/>3</text:a></text:p>
          <text:p text:style-name="P11"><text:a xlink:type="simple" xlink:href="#__RefHeading___Toc301_2428216955" text:style-name="Index_20_Link" text:visited-style-name="Index_20_Link">Conjunto de datos: House Prices - Advanced Regression Techniques<text:tab/>3</text:a></text:p>
          <text:p text:style-name="P11"><text:a xlink:type="simple" xlink:href="#__RefHeading___Toc303_2428216955" text:style-name="Index_20_Link" text:visited-style-name="Index_20_Link">Conjunto de datos: autenticación de billetes<text:tab/>4</text:a></text:p>
          <text:p text:style-name="P11"><text:a xlink:type="simple" xlink:href="#__RefHeading___Toc305_2428216955" text:style-name="Index_20_Link" text:visited-style-name="Index_20_Link">Conjunto de datos: Women's E-Commerce Clothing Reviews<text:tab/>4</text:a></text:p>
          <text:p text:style-name="P11"><text:a xlink:type="simple" xlink:href="#__RefHeading___Toc836_4154244914" text:style-name="Index_20_Link" text:visited-style-name="Index_20_Link">Conjunto de datos: News Category<text:tab/>4</text:a></text:p>
          <text:p text:style-name="P21"><text:a xlink:type="simple" xlink:href="#__RefHeading___Toc838_4154244914" text:style-name="Index_20_Link" text:visited-style-name="Index_20_Link">Objetivo del ejercicio:<text:tab/>5</text:a></text:p>
        </text:index-body>
      </text:table-of-content>
      <text:p text:style-name="P6"/>
      <text:p text:style-name="P6"/>
      <text:h text:style-name="P22" text:outline-level="1"><text:bookmark-start text:name="__RefHeading___Toc668_181284573"/><text:span text:style-name="T8">Conjunto de datos: </text:span><text:span text:style-name="T6">Recetas India</text:span><text:span text:style-name="T7">s</text:span><text:bookmark-end text:name="__RefHeading___Toc668_181284573"/></text:h>
      <text:list xml:id="list1666633245" text:style-name="L1">
        <text:list-item>
          <text:list>
            <text:list-item>
              <text:p text:style-name="P24"><text:span text:style-name="Strong_20_Emphasis"><text:span text:style-name="T1">recipes-indian.csv:</text:span></text:span><text:span text:style-name="T1"> Indian classification recipes - a selection of recipe ingredient lists, with </text:span><text:span text:style-name="T2">half of them being labeled as Indian cuisin</text:span><text:span text:style-name="T3">e</text:span></text:p>
            </text:list-item>
            <text:list-item>
              <text:p text:style-name="P25"><text:span text:style-name="Strong_20_Emphasis"><text:span text:style-name="T2">recipes.csv:</text:span></text:span><text:span text:style-name="T2"> recipes - a selection of recipe ingredient lists, with each labeled with the cuisine its from</text:span></text:p>
            </text:list-item>
          </text:list>
        </text:list-item>
      </text:list>
      <text:p text:style-name="P4"><text:span text:style-name="T10">Disponible en </text:span><text:a xlink:type="simple" xlink:href="https://colab.research.google.com/github/littlecolumns/ds4j-notebooks/blob/master/classification/notebooks/Correcting%20for%20imbalanced%20datasets.ipynb#scrollTo=XKP1bnVW7c-T" text:style-name="Internet_20_link" text:visited-style-name="Visited_20_Internet_20_Link"><text:span text:style-name="T10">https://colab.research.google.com/github/littlecolumns/ds4j-notebooks/blob/master/classification/notebooks/Correcting%20for%20imbalanced%20datasets.ipynb#scrollTo=XKP1bnVW7c-T</text:span></text:a></text:p>
      <text:p text:style-name="P7"/>
      <text:p text:style-name="P7">Archivos disponibles en </text:p>
      <text:p text:style-name="P1"><text:a xlink:type="simple" xlink:href="https://colab.research.google.com/github/littlecolumns/ds4j-notebooks/blob/master/classification/notebooks/Correcting%20for%20imbalanced%20datasets.ipynb#scrollTo=0NK2QgE87c-R" text:style-name="Internet_20_link" text:visited-style-name="Visited_20_Internet_20_Link"><text:span text:style-name="T10">https://colab.research.google.com/github/littlecolumns/ds4j-notebooks/blob/master/classification/notebooks/Correcting%20for%20imbalanced%20datasets.ipynb#scrollTo=0NK2QgE87c-R</text:span></text:a></text:p>
      <text:p text:style-name="P8"/>
      <text:p text:style-name="P12">https://nyc3.digitaloceanspaces.com/ml-files-distro/v1/classification/data/recipes.csv</text:p>
      <text:p text:style-name="P8"/>
      <text:p text:style-name="P8"/>
      <text:p text:style-name="P1"/>
      <text:p text:style-name="P1"/>
      <text:h text:style-name="P22" text:outline-level="1" text:is-list-header="true"><text:bookmark-start text:name="__RefHeading___Toc670_181284573"/><text:span text:style-name="T15">Conjunto de datos: </text:span>Melbourne Housing <text:bookmark-end text:name="__RefHeading___Toc670_181284573"/></text:h>
      <text:p text:style-name="P1"/>
      <text:p text:style-name="P2">Los datos están disponibles en Kaggle.com. Una descripción completa del conjunto de datos está disponible en https://www.kaggle.com/dansbecker/melbourne-housing-snapshot</text:p>
      <text:p text:style-name="P2"/>
      <text:p text:style-name="P2"><text:soft-page-break/>Descripción de la estructura de datos:</text:p>
      <text:p text:style-name="P2"/>
      <text:p text:style-name="P2">- Rooms: Number of rooms</text:p>
      <text:p text:style-name="P2"/>
      <text:p text:style-name="P2">- **Price**: Price in dollars</text:p>
      <text:p text:style-name="P2"/>
      <text:p text:style-name="P2">- Suburb: Region</text:p>
      <text:p text:style-name="P2"/>
      <text:p text:style-name="P2">- Address: Exact address</text:p>
      <text:p text:style-name="P2"/>
      <text:p text:style-name="P2">- Rooms: Number of rooms </text:p>
      <text:p text:style-name="P2"/>
      <text:p text:style-name="P2">- Method: S - property sold; SP - property sold prior; PI - property passed in; PN - sold prior not disclosed; SN - sold not disclosed; NB - no bid; VB - vendor bid; W - withdrawn prior to auction; SA - sold after auction; SS - sold after auction price not disclosed. N/A - price or highest bid not available.</text:p>
      <text:p text:style-name="P2"/>
      <text:p text:style-name="P2">- Type: br - bedroom(s); h - house,cottage,villa, semi,terrace; u - unit, duplex; t - townhouse; dev site - development site; o res - other residential.</text:p>
      <text:p text:style-name="P2"/>
      <text:p text:style-name="P2">- SellerG: Real Estate Agent</text:p>
      <text:p text:style-name="P2"/>
      <text:p text:style-name="P2">- Date: Date sold</text:p>
      <text:p text:style-name="P2"/>
      <text:p text:style-name="P2">- Distance: Distance from CBD</text:p>
      <text:p text:style-name="P2"/>
      <text:p text:style-name="P2">- Postcode</text:p>
      <text:p text:style-name="P2"/>
      <text:p text:style-name="P2">- Car: Number of carspots</text:p>
      <text:p text:style-name="P2"/>
      <text:p text:style-name="P2">- Bedroom2: Scraped # of Bedrooms (from different source) </text:p>
      <text:p text:style-name="P2"/>
      <text:p text:style-name="P2">- Bathroom: Number of Bathrooms</text:p>
      <text:p text:style-name="P2"/>
      <text:p text:style-name="P2">- Landsize: Land Size</text:p>
      <text:p text:style-name="P2"/>
      <text:p text:style-name="P2">- BuildingArea: Building Size</text:p>
      <text:p text:style-name="P2"/>
      <text:p text:style-name="P2">- CouncilArea: Governing council for the area</text:p>
      <text:p text:style-name="P2"/>
      <text:p text:style-name="P2">- Lattitude </text:p>
      <text:p text:style-name="P2"/>
      <text:p text:style-name="P2">- Longtitude</text:p>
      <text:p text:style-name="P1"/>
      <text:p text:style-name="P1"/>
      <text:p text:style-name="P1"/>
      <text:h text:style-name="P22" text:outline-level="1"><text:bookmark-start text:name="__RefHeading___Toc672_181284573"/><text:span text:style-name="T15">Conjunto de datos: </text:span>Clasificación de hongos<text:bookmark-end text:name="__RefHeading___Toc672_181284573"/></text:h>
      <text:p text:style-name="P1"/>
      <text:p text:style-name="P3">Los datos están disponibles en Kaggle.com. Una descripción completa del conjunto de datos está disponible en <text:a xlink:type="simple" xlink:href="https://www.kaggle.com/datasets/uciml/mushroom-classification" text:style-name="Internet_20_link" text:visited-style-name="Visited_20_Internet_20_Link">https://www.kaggle.com/datasets/uciml/mushroom-classification</text:a></text:p>
      <text:p text:style-name="P3"/>
      <text:p text:style-name="P3"><text:soft-page-break/></text:p>
      <text:p text:style-name="Standard"/>
      <text:h text:style-name="P23" text:outline-level="1"><text:bookmark-start text:name="__RefHeading___Toc674_181284573"/><text:span text:style-name="T15">Conjunto de datos: </text:span>The Boston Housing <text:bookmark-end text:name="__RefHeading___Toc674_181284573"/></text:h>
      <text:p text:style-name="P13">Archivo: housing.csv</text:p>
      <text:p text:style-name="P13"/>
      <text:p text:style-name="P14"><text:span text:style-name="T4">El conjunto de datos está disponible en </text:span><text:a xlink:type="simple" xlink:href="https://www.kaggle.com/code/prasadperera/the-boston-housing-dataset" office:target-frame-name="_blank" xlink:show="new" text:style-name="Internet_20_link" text:visited-style-name="Visited_20_Internet_20_Link"><text:span text:style-name="T5">https://www.kaggle.com/code/prasadperera/the-boston-housing-dataset</text:span></text:a><text:span text:style-name="T4">. El conjunto de datos de viviendas de Boston se deriva de la información recopilada por el Servicio del Censo de los EE. UU. sobre viviendas en el área de Boston MA. A continuación se describen las columnas del conjunto de datos:</text:span></text:p>
      <text:list xml:id="list3584022617" text:style-name="L2">
        <text:list-item>
          <text:p text:style-name="P26">CRIM - per capita crime rate by town</text:p>
        </text:list-item>
        <text:list-item>
          <text:p text:style-name="P26">ZN - proportion of residential land zoned for lots over 25,000 sq.ft.</text:p>
        </text:list-item>
        <text:list-item>
          <text:p text:style-name="P26">INDUS - proportion of non-retail business acres per town.</text:p>
        </text:list-item>
        <text:list-item>
          <text:p text:style-name="P26">CHAS - Charles River dummy variable (1 if tract bounds river; 0 otherwise)</text:p>
        </text:list-item>
        <text:list-item>
          <text:p text:style-name="P26">NOX - nitric oxides concentration (parts per 10 million)</text:p>
        </text:list-item>
        <text:list-item>
          <text:p text:style-name="P26">RM - average number of rooms per dwelling</text:p>
        </text:list-item>
        <text:list-item>
          <text:p text:style-name="P26">AGE - proportion of owner-occupied units built prior to 1940</text:p>
        </text:list-item>
        <text:list-item>
          <text:p text:style-name="P26">DIS - weighted distances to five Boston employment centres</text:p>
        </text:list-item>
        <text:list-item>
          <text:p text:style-name="P26">RAD - index of accessibility to radial highways</text:p>
        </text:list-item>
        <text:list-item>
          <text:p text:style-name="P27">TAX - full-value property-tax rate per <text:bookmark text:name="MathJax-Span-25"/><text:bookmark text:name="MathJax-Span-24"/><text:bookmark text:name="MathJax-Element-2-Frame"/>10,000$</text:p>
        </text:list-item>
        <text:list-item>
          <text:p text:style-name="P26">PTRATIO - pupil-teacher ratio by town</text:p>
        </text:list-item>
        <text:list-item>
          <text:p text:style-name="P26">B: 1000(Bk - 0.63)^2 where Bk is the proportion of blacks by town</text:p>
        </text:list-item>
        <text:list-item>
          <text:p text:style-name="P26">LSTAT: percentage of lower status of the population</text:p>
        </text:list-item>
        <text:list-item>
          <text:p text:style-name="P26">MEDV - Median value of owner-occupied homes in dolars 1000's</text:p>
        </text:list-item>
      </text:list>
      <text:p text:style-name="P17">Un ejemplo claro del racismo existente en algunos conjuntos de datos (observen la columna B).</text:p>
      <text:p text:style-name="P13"/>
      <text:p text:style-name="P13"/>
      <text:p text:style-name="P13"/>
      <text:h text:style-name="P23" text:outline-level="1"><text:bookmark-start text:name="__RefHeading___Toc301_2428216955"/><text:span text:style-name="T15">Conjunto de datos: </text:span>House Prices - Advanced Regression Techniques <text:bookmark-end text:name="__RefHeading___Toc301_2428216955"/></text:h>
      <text:p text:style-name="P15"/>
      <text:p text:style-name="P15">Predict sales prices and practice feature engineering, RFs, and gradient boosting. <text:span text:style-name="T11">Recuperado de </text:span><text:a xlink:type="simple" xlink:href="https://www.kaggle.com/competitions/house-prices-advanced-regression-techniques/data" text:style-name="Internet_20_link" text:visited-style-name="Visited_20_Internet_20_Link"><text:span text:style-name="T11">https://www.kaggle.com/competitions/house-prices-advanced-regression-techniques/data</text:span></text:a></text:p>
      <text:p text:style-name="P15"/>
      <text:p text:style-name="P15"/>
      <text:p text:style-name="P15"/>
      <text:h text:style-name="Heading_20_1" text:outline-level="1"><text:bookmark-start text:name="__RefHeading___Toc303_2428216955"/><text:soft-page-break/><text:span text:style-name="T12">C</text:span>onjunto de datos: autenticación de billetes<text:bookmark-end text:name="__RefHeading___Toc303_2428216955"/></text:h>
      <text:p text:style-name="P15">Los datos se extrajeron de imágenes que se tomaron de especímenes similares a billetes genuinos y falsificados. Para la digitalización se utilizó una cámara industrial que se suele utilizar para la inspección de impresiones. Las imágenes finales tienen 400x 400 píxeles. Debido a la lente del objeto y la distancia al objeto investigado, se obtuvieron imágenes en escala de grises con una resolución de aproximadamente 660 dpi. La herramienta Wavelet Transform se utilizó para extraer características de las imágenes.</text:p>
      <text:p text:style-name="P15"/>
      <text:p text:style-name="P15"><text:a xlink:type="simple" xlink:href="https://archive.ics.uci.edu/ml/datasets/banknote+authentication" text:style-name="Internet_20_link" text:visited-style-name="Visited_20_Internet_20_Link">https://archive.ics.uci.edu/ml/datasets/banknote+authentication</text:a></text:p>
      <text:p text:style-name="P15"/>
      <text:p text:style-name="P15"/>
      <text:h text:style-name="P23" text:outline-level="1"><text:bookmark-start text:name="__RefHeading___Toc305_2428216955"/><text:span text:style-name="T15">Conjunto de datos: </text:span>Women's E-Commerce Clothing Reviews<text:bookmark-end text:name="__RefHeading___Toc305_2428216955"/></text:h>
      <text:p text:style-name="P15"/>
      <text:p text:style-name="P15">Los datos están disponibles en https://www.kaggle.com/datasets/nicapotato/womens-ecommerce-clothing-reviews. La descripción del sitio indica "este es un conjunto de datos de comercio electrónico de ropa de mujer que presenta reseñas escritas por los clientes." </text:p>
      <text:p text:style-name="P15"/>
      <text:p text:style-name="P15">El conjunto de datos consta de las siguientes columnas: </text:p>
      <text:p text:style-name="P15">- Clothing ID: Integer variable that refers to the specific piece being reviewed.</text:p>
      <text:p text:style-name="P15">- Age: Positive Integer variable of the reviewers age.</text:p>
      <text:p text:style-name="P15">- Title: String variable for the title of the review.</text:p>
      <text:p text:style-name="P15">- Review Text: String variable for the review body.</text:p>
      <text:p text:style-name="P15">- Rating: Positive Ordinal Integer variable for the product score granted by the customer from 1 Worst, to 5 Best.</text:p>
      <text:p text:style-name="P15">- Recommended IND: Binary variable stating where the customer recommends the product where 1 is recommended, 0 is not recommended.</text:p>
      <text:p text:style-name="P15">- Positive Feedback Count: Positive Integer documenting the number of other customers who found this review positive.</text:p>
      <text:p text:style-name="P15">- Division Name: Categorical name of the product high level division.</text:p>
      <text:p text:style-name="P15">- Department Name: Categorical name of the product department name.</text:p>
      <text:p text:style-name="P15">- Class Name: Categorical name of the product class name.</text:p>
      <text:p text:style-name="P15"/>
      <text:p text:style-name="P15"/>
      <text:p text:style-name="P15"/>
      <text:h text:style-name="Heading_20_1" text:outline-level="1"><text:bookmark-start text:name="__RefHeading___Toc836_4154244914"/><text:span text:style-name="T15">Conjunto de datos: </text:span>News Category <text:bookmark-end text:name="__RefHeading___Toc836_4154244914"/></text:h>
      <text:p text:style-name="P15"/>
      <text:p text:style-name="P15"><text:span text:style-name="T14">Archivo: </text:span>News_Category_Dataset_v2.json</text:p>
      <text:p text:style-name="P15"/>
      <text:p text:style-name="P16"><text:span text:style-name="T4">RISHABH, M. (s.f.). News Category Dataset. Recuperado de </text:span><text:a xlink:type="simple" xlink:href="https://www.kaggle.com/datasets/rmisra/news-category-dataset?resource=download" office:target-frame-name="_blank" xlink:show="new" text:style-name="Internet_20_link" text:visited-style-name="Visited_20_Internet_20_Link"><text:span text:style-name="T5">https://www.kaggle.com/datasets/rmisra/news-category-dataset?resource=download</text:span></text:a></text:p>
      <text:p text:style-name="P19"><text:span text:style-name="T4">El conjunto de datos contiene 200,853 titulares de noticias del perídod 2012 - 2018 obtenidos de </text:span><text:a xlink:type="simple" xlink:href="https://www.huffpost.com/" office:target-frame-name="_blank" xlink:show="new" text:style-name="Internet_20_link" text:visited-style-name="Visited_20_Internet_20_Link"><text:span text:style-name="T5">https://www.huffpost.com/</text:span></text:a><text:span text:style-name="T4">.</text:span></text:p>
      <text:p text:style-name="P17"><text:soft-page-break/>Cada registro en formato json contiene los siguientes atributos:</text:p>
      <text:list xml:id="list544300319" text:style-name="L3">
        <text:list-item>
          <text:p text:style-name="P28">category: Categoría a la que pertenece el artículo.</text:p>
        </text:list-item>
        <text:list-item>
          <text:p text:style-name="P28">headline: Titular del artículo.</text:p>
        </text:list-item>
        <text:list-item>
          <text:p text:style-name="P28">authors: autores de la nota.</text:p>
        </text:list-item>
        <text:list-item>
          <text:p text:style-name="P28">link: Enlace a la publicación.</text:p>
        </text:list-item>
        <text:list-item>
          <text:p text:style-name="P28">short_description: Breve descripción del artículo.</text:p>
        </text:list-item>
        <text:list-item>
          <text:p text:style-name="P28">date: Fecha de publicación del artículo.</text:p>
        </text:list-item>
      </text:list>
      <text:h text:style-name="P18" text:outline-level="4"><text:bookmark-start text:name="__RefHeading___Toc838_4154244914"/><text:bookmark text:name="Objetivo-del-ejercicio:"/>Objetivo del ejercicio:<text:bookmark-end text:name="__RefHeading___Toc838_4154244914"/></text:h>
      <text:p text:style-name="P17">Identificar el tipo de noticias relacionada con un documento con base en el titular de la noticia (headline) para asignar los textos a un conjunto de clases predefinidas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3:50:07.716448348</meta:creation-date>
    <dc:date>2023-06-19T12:59:14.514617342</dc:date>
    <meta:editing-duration>PT9H35M19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5" meta:paragraph-count="94" meta:word-count="958" meta:character-count="6718" meta:non-whitespace-character-count="5862"/>
  </office:meta>
</office:document-meta>
</file>